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9.011cm" fo:margin-left="0cm" fo:break-before="page" table:align="left"/>
    </style:style>
    <style:style style:name="Table6.A" style:family="table-column">
      <style:table-column-properties style:column-width="1.014cm"/>
    </style:style>
    <style:style style:name="Table6.B" style:family="table-column">
      <style:table-column-properties style:column-width="0.893cm"/>
    </style:style>
    <style:style style:name="Table6.C" style:family="table-column">
      <style:table-column-properties style:column-width="0.326cm"/>
    </style:style>
    <style:style style:name="Table6.D" style:family="table-column">
      <style:table-column-properties style:column-width="2.866cm"/>
    </style:style>
    <style:style style:name="Table6.E" style:family="table-column">
      <style:table-column-properties style:column-width="1.141cm"/>
    </style:style>
    <style:style style:name="Table6.F" style:family="table-column">
      <style:table-column-properties style:column-width="0.18cm"/>
    </style:style>
    <style:style style:name="Table6.G" style:family="table-column">
      <style:table-column-properties style:column-width="12.591cm"/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C1" style:family="table-cell">
      <style:table-cell-properties fo:padding="0.097cm" fo:border-left="0.05pt solid #000000" fo:border-right="none" fo:border-top="0.05pt solid #000000" fo:border-bottom="2pt solid #000000"/>
    </style:style>
    <style:style style:name="Table6.D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0.05pt solid #000000" fo:border-bottom="2pt solid #000000"/>
    </style:style>
    <style:style style:name="Table6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0.05pt solid #000000" fo:border-bottom="2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0.05pt solid #000000" fo:border-bottom="2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0.05pt solid #000000" fo:border-bottom="2pt solid #000000"/>
    </style:style>
    <style:style style:name="Table6.D5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0.05pt solid #000000" fo:border-bottom="2pt solid #000000"/>
    </style:style>
    <style:style style:name="Table6.E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F6" style:family="table-cell">
      <style:table-cell-properties fo:padding="0.097cm" fo:border-left="0.05pt solid #000000" fo:border-right="0.05pt solid #000000" fo:border-top="none" fo:border-bottom="2pt solid #000000"/>
    </style:style>
    <style:style style:name="Table6.C7" style:family="table-cell">
      <style:table-cell-properties fo:padding="0.097cm" fo:border-left="0.05pt solid #000000" fo:border-right="none" fo:border-top="none" fo:border-bottom="2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2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2pt solid #00000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2pt solid #000000"/>
    </style:style>
    <style:style style:name="Table6.E10" style:family="table-cell">
      <style:table-cell-properties fo:padding="0.097cm" fo:border-left="0.05pt solid #000000" fo:border-right="0.05pt solid #000000" fo:border-top="none" fo:border-bottom="2pt solid #000000"/>
    </style:style>
    <style:style style:name="Table6.C11" style:family="table-cell">
      <style:table-cell-properties fo:padding="0.097cm" fo:border-left="0.05pt solid #000000" fo:border-right="none" fo:border-top="none" fo:border-bottom="2pt solid #000000"/>
    </style:style>
    <style:style style:name="Tab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none" fo:border-top="none" fo:border-bottom="2pt solid #000000"/>
    </style:style>
    <style:style style:name="Tab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none" fo:border-top="none" fo:border-bottom="2pt solid #000000"/>
    </style:style>
    <style:style style:name="Tab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none" fo:border-top="none" fo:border-bottom="2pt solid #000000"/>
    </style:style>
    <style:style style:name="Table6.E14" style:family="table-cell">
      <style:table-cell-properties fo:padding="0.097cm" fo:border-left="0.05pt solid #000000" fo:border-right="0.05pt solid #000000" fo:border-top="none" fo:border-bottom="2pt solid #000000"/>
    </style:style>
    <style:style style:name="Table6.C15" style:family="table-cell">
      <style:table-cell-properties fo:padding="0.097cm" fo:border-left="0.05pt solid #000000" fo:border-right="none" fo:border-top="none" fo:border-bottom="0.05pt solid #000000"/>
    </style:style>
    <style:style style:name="Table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6" style:family="table-cell">
      <style:table-cell-properties fo:padding="0.097cm" fo:border-left="0.05pt solid #000000" fo:border-right="none" fo:border-top="none" fo:border-bottom="0.05pt solid #000000"/>
    </style:style>
    <style:style style:name="Table6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7" style:family="table-cell">
      <style:table-cell-properties fo:padding="0.097cm" fo:border-left="0.05pt solid #000000" fo:border-right="none" fo:border-top="none" fo:border-bottom="0.05pt solid #000000"/>
    </style:style>
    <style:style style:name="Tab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8" style:family="table-cell">
      <style:table-cell-properties fo:padding="0.097cm" fo:border-left="0.05pt solid #000000" fo:border-right="none" fo:border-top="none" fo:border-bottom="0.05pt solid #000000"/>
    </style:style>
    <style:style style:name="Table6.E18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G18" style:family="table-cell">
      <style:table-cell-properties fo:padding="0.097cm" fo:border="0.05pt solid #000000"/>
    </style:style>
    <style:style style:name="Table6.C19" style:family="table-cell">
      <style:table-cell-properties fo:padding="0.097cm" fo:border-left="0.05pt solid #000000" fo:border-right="none" fo:border-top="none" fo:border-bottom="0.05pt solid #000000"/>
    </style:style>
    <style:style style:name="Tab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0" style:family="table-cell">
      <style:table-cell-properties fo:padding="0.097cm" fo:border-left="0.05pt solid #000000" fo:border-right="none" fo:border-top="none" fo:border-bottom="0.05pt solid #000000"/>
    </style:style>
    <style:style style:name="Table6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1" style:family="table-cell">
      <style:table-cell-properties fo:padding="0.097cm" fo:border-left="0.05pt solid #000000" fo:border-right="none" fo:border-top="none" fo:border-bottom="0.05pt solid #000000"/>
    </style:style>
    <style:style style:name="Table6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11cm" fo:margin-left="0cm" fo:break-before="page" table:align="left"/>
    </style:style>
    <style:style style:name="Tableau1.A" style:family="table-column">
      <style:table-column-properties style:column-width="1.014cm"/>
    </style:style>
    <style:style style:name="Tableau1.B" style:family="table-column">
      <style:table-column-properties style:column-width="0.893cm"/>
    </style:style>
    <style:style style:name="Tableau1.C" style:family="table-column">
      <style:table-column-properties style:column-width="0.326cm"/>
    </style:style>
    <style:style style:name="Tableau1.D" style:family="table-column">
      <style:table-column-properties style:column-width="2.866cm"/>
    </style:style>
    <style:style style:name="Tableau1.E" style:family="table-column">
      <style:table-column-properties style:column-width="1.141cm"/>
    </style:style>
    <style:style style:name="Tableau1.F" style:family="table-column">
      <style:table-column-properties style:column-width="0.18cm"/>
    </style:style>
    <style:style style:name="Tableau1.G" style:family="table-column">
      <style:table-column-properties style:column-width="12.591cm"/>
    </style:style>
    <style:style style:name="Tableau1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au1.C1" style:family="table-cell">
      <style:table-cell-properties fo:padding="0.097cm" fo:border-left="0.05pt solid #000000" fo:border-right="none" fo:border-top="0.05pt solid #000000" fo:border-bottom="2pt solid #000000"/>
    </style:style>
    <style:style style:name="Tableau1.D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0.05pt solid #000000" fo:border-bottom="2pt solid #000000"/>
    </style:style>
    <style:style style:name="Tableau1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0.05pt solid #000000" fo:border-bottom="2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0.05pt solid #000000" fo:border-bottom="2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0.05pt solid #000000" fo:border-bottom="2pt solid #000000"/>
    </style:style>
    <style:style style:name="Tableau1.D5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0.05pt solid #000000" fo:border-bottom="2pt solid #000000"/>
    </style:style>
    <style:style style:name="Tableau1.E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au1.F6" style:family="table-cell">
      <style:table-cell-properties fo:padding="0.097cm" fo:border-left="0.05pt solid #000000" fo:border-right="0.05pt solid #000000" fo:border-top="none" fo:border-bottom="2pt solid #000000"/>
    </style:style>
    <style:style style:name="Tableau1.C7" style:family="table-cell">
      <style:table-cell-properties fo:padding="0.097cm" fo:border-left="0.05pt solid #000000" fo:border-right="none" fo:border-top="none" fo:border-bottom="2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2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2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2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2pt solid #000000"/>
    </style:style>
    <style:style style:name="Tableau1.C11" style:family="table-cell">
      <style:table-cell-properties fo:padding="0.097cm" fo:border-left="0.05pt solid #000000" fo:border-right="none" fo:border-top="none" fo:border-bottom="2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2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2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2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2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8" style:family="table-cell">
      <style:table-cell-properties fo:padding="0.097cm" fo:border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89701d" officeooo:paragraph-rsid="0089701d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c98b2b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9pt" fo:font-style="italic" officeooo:rsid="01350bfc" officeooo:paragraph-rsid="01350bfc" style:font-size-asian="9pt" style:font-style-asian="italic" style:font-size-complex="9pt" style:font-style-complex="italic"/>
    </style:style>
    <style:style style:name="P5" style:family="paragraph" style:parent-style-name="Table_20_Contents">
      <style:text-properties officeooo:rsid="0015a5fe" officeooo:paragraph-rsid="0048ef6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30e4bd" officeooo:paragraph-rsid="0030e4b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30e4bd" officeooo:paragraph-rsid="00c98b2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c98b2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330b07" officeooo:paragraph-rsid="00330b0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30b07" officeooo:paragraph-rsid="00c98b2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53c8d" officeooo:paragraph-rsid="00353c8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53c8d" officeooo:paragraph-rsid="00c98b2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21b53" officeooo:paragraph-rsid="00321b5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21b53" officeooo:paragraph-rsid="00c98b2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2b39a6" officeooo:paragraph-rsid="002b39a6"/>
    </style:style>
    <style:style style:name="P17" style:family="paragraph" style:parent-style-name="Table_20_Contents">
      <style:paragraph-properties fo:text-align="center" style:justify-single-word="false"/>
      <style:text-properties officeooo:rsid="002b39a6" officeooo:paragraph-rsid="00c98b2b"/>
    </style:style>
    <style:style style:name="P18" style:family="paragraph" style:parent-style-name="Table_20_Contents">
      <style:text-properties officeooo:rsid="00720362" officeooo:paragraph-rsid="00720362"/>
    </style:style>
    <style:style style:name="P19" style:family="paragraph" style:parent-style-name="Table_20_Contents">
      <style:paragraph-properties fo:text-align="center" style:justify-single-word="false"/>
      <style:text-properties officeooo:rsid="00720362" officeooo:paragraph-rsid="00720362"/>
    </style:style>
    <style:style style:name="P20" style:family="paragraph" style:parent-style-name="Table_20_Contents">
      <style:paragraph-properties fo:text-align="center" style:justify-single-word="false"/>
      <style:text-properties officeooo:rsid="0072d038" officeooo:paragraph-rsid="0072d038"/>
    </style:style>
    <style:style style:name="P21" style:family="paragraph" style:parent-style-name="Table_20_Contents">
      <style:paragraph-properties fo:text-align="center" style:justify-single-word="false"/>
      <style:text-properties officeooo:rsid="0072d038" officeooo:paragraph-rsid="00c98b2b"/>
    </style:style>
    <style:style style:name="P22" style:family="paragraph" style:parent-style-name="Table_20_Contents">
      <style:paragraph-properties fo:text-align="center" style:justify-single-word="false"/>
      <style:text-properties officeooo:rsid="002f3201" officeooo:paragraph-rsid="002f3201"/>
    </style:style>
    <style:style style:name="P23" style:family="paragraph" style:parent-style-name="Table_20_Contents">
      <style:paragraph-properties fo:text-align="center" style:justify-single-word="false"/>
      <style:text-properties officeooo:rsid="002f3201" officeooo:paragraph-rsid="00c98b2b"/>
    </style:style>
    <style:style style:name="P24" style:family="paragraph" style:parent-style-name="Table_20_Contents">
      <style:paragraph-properties fo:text-align="center" style:justify-single-word="false"/>
      <style:text-properties officeooo:rsid="0031aaa1" officeooo:paragraph-rsid="0031aaa1"/>
    </style:style>
    <style:style style:name="P25" style:family="paragraph" style:parent-style-name="Table_20_Contents">
      <style:paragraph-properties fo:text-align="center" style:justify-single-word="false"/>
      <style:text-properties officeooo:rsid="0031aaa1" officeooo:paragraph-rsid="00c98b2b"/>
    </style:style>
    <style:style style:name="P26" style:family="paragraph" style:parent-style-name="Table_20_Contents">
      <style:paragraph-properties fo:text-align="center" style:justify-single-word="false"/>
      <style:text-properties officeooo:rsid="00321b53" officeooo:paragraph-rsid="00321b53"/>
    </style:style>
    <style:style style:name="P27" style:family="paragraph" style:parent-style-name="Table_20_Contents">
      <style:paragraph-properties fo:text-align="center" style:justify-single-word="false"/>
      <style:text-properties officeooo:rsid="00321b53" officeooo:paragraph-rsid="00c98b2b"/>
    </style:style>
    <style:style style:name="P28" style:family="paragraph" style:parent-style-name="Table_20_Contents">
      <style:paragraph-properties fo:text-align="center" style:justify-single-word="false"/>
      <style:text-properties officeooo:rsid="00339bd1" officeooo:paragraph-rsid="00339bd1"/>
    </style:style>
    <style:style style:name="P29" style:family="paragraph" style:parent-style-name="Table_20_Contents">
      <style:paragraph-properties fo:text-align="center" style:justify-single-word="false"/>
      <style:text-properties officeooo:rsid="00339bd1" officeooo:paragraph-rsid="00c98b2b"/>
    </style:style>
    <style:style style:name="P30" style:family="paragraph" style:parent-style-name="Table_20_Contents">
      <style:paragraph-properties fo:text-align="center" style:justify-single-word="false"/>
      <style:text-properties officeooo:rsid="0029ea70" officeooo:paragraph-rsid="0029ea70"/>
    </style:style>
    <style:style style:name="P31" style:family="paragraph" style:parent-style-name="Table_20_Contents">
      <style:paragraph-properties fo:text-align="center" style:justify-single-word="false"/>
      <style:text-properties officeooo:rsid="0029ea70" officeooo:paragraph-rsid="00c98b2b"/>
    </style:style>
    <style:style style:name="P32" style:family="paragraph" style:parent-style-name="Table_20_Contents">
      <style:paragraph-properties fo:text-align="center" style:justify-single-word="false"/>
      <style:text-properties officeooo:rsid="008608d5" officeooo:paragraph-rsid="008608d5"/>
    </style:style>
    <style:style style:name="P33" style:family="paragraph" style:parent-style-name="Table_20_Contents">
      <style:text-properties officeooo:rsid="008ff25e" officeooo:paragraph-rsid="008ff25e"/>
    </style:style>
    <style:style style:name="P34" style:family="paragraph" style:parent-style-name="Table_20_Contents">
      <style:text-properties officeooo:rsid="008ff25e" officeooo:paragraph-rsid="0136c744"/>
    </style:style>
    <style:style style:name="P35" style:family="paragraph" style:parent-style-name="Table_20_Contents">
      <style:text-properties officeooo:rsid="009fc55e" officeooo:paragraph-rsid="00c98b2b"/>
    </style:style>
    <style:style style:name="P36" style:family="paragraph" style:parent-style-name="Table_20_Contents">
      <style:text-properties officeooo:rsid="00ba296a" officeooo:paragraph-rsid="00ba296a"/>
    </style:style>
    <style:style style:name="P37" style:family="paragraph" style:parent-style-name="Table_20_Contents">
      <style:text-properties officeooo:rsid="00ba296a" officeooo:paragraph-rsid="0148d02b"/>
    </style:style>
    <style:style style:name="P38" style:family="paragraph" style:parent-style-name="Table_20_Contents">
      <style:text-properties officeooo:rsid="00bed296" officeooo:paragraph-rsid="00bed296"/>
    </style:style>
    <style:style style:name="P39" style:family="paragraph" style:parent-style-name="Table_20_Contents">
      <style:text-properties officeooo:rsid="00bed296" officeooo:paragraph-rsid="0149b3e8"/>
    </style:style>
    <style:style style:name="P40" style:family="paragraph" style:parent-style-name="Table_20_Contents">
      <style:paragraph-properties fo:text-align="center" style:justify-single-word="false"/>
      <style:text-properties officeooo:rsid="00c27aac" officeooo:paragraph-rsid="009fc55e"/>
    </style:style>
    <style:style style:name="P41" style:family="paragraph" style:parent-style-name="Table_20_Contents">
      <style:text-properties officeooo:paragraph-rsid="00c98b2b"/>
    </style:style>
    <style:style style:name="P42" style:family="paragraph" style:parent-style-name="Table_20_Contents">
      <style:text-properties officeooo:rsid="00d496eb" officeooo:paragraph-rsid="00d496eb"/>
    </style:style>
    <style:style style:name="P43" style:family="paragraph" style:parent-style-name="Table_20_Contents">
      <style:text-properties officeooo:rsid="00d496eb" officeooo:paragraph-rsid="0136c744"/>
    </style:style>
    <style:style style:name="P44" style:family="paragraph" style:parent-style-name="Table_20_Contents">
      <style:text-properties officeooo:rsid="00d556ac" officeooo:paragraph-rsid="00d556ac"/>
    </style:style>
    <style:style style:name="P45" style:family="paragraph" style:parent-style-name="Table_20_Contents">
      <style:text-properties officeooo:rsid="00dd49e0" officeooo:paragraph-rsid="00dd49e0"/>
    </style:style>
    <style:style style:name="P46" style:family="paragraph" style:parent-style-name="Table_20_Contents">
      <style:text-properties officeooo:rsid="00e03346" officeooo:paragraph-rsid="00e03346"/>
    </style:style>
    <style:style style:name="P47" style:family="paragraph" style:parent-style-name="Table_20_Contents">
      <style:text-properties officeooo:rsid="00e03346" officeooo:paragraph-rsid="0138006b"/>
    </style:style>
    <style:style style:name="P48" style:family="paragraph" style:parent-style-name="Table_20_Contents">
      <style:text-properties officeooo:rsid="00e94d03" officeooo:paragraph-rsid="00e94d03"/>
    </style:style>
    <style:style style:name="P49" style:family="paragraph" style:parent-style-name="Table_20_Contents">
      <style:text-properties officeooo:rsid="00e94d03" officeooo:paragraph-rsid="013db0a6"/>
    </style:style>
    <style:style style:name="P50" style:family="paragraph" style:parent-style-name="Table_20_Contents">
      <style:text-properties officeooo:rsid="00f03db9" officeooo:paragraph-rsid="00f03db9"/>
    </style:style>
    <style:style style:name="P51" style:family="paragraph" style:parent-style-name="Table_20_Contents">
      <style:text-properties officeooo:rsid="00f03db9" officeooo:paragraph-rsid="01438393"/>
    </style:style>
    <style:style style:name="P52" style:family="paragraph" style:parent-style-name="Table_20_Contents">
      <style:text-properties officeooo:rsid="01134928" officeooo:paragraph-rsid="01134928"/>
    </style:style>
    <style:style style:name="P53" style:family="paragraph" style:parent-style-name="Table_20_Contents">
      <style:text-properties officeooo:rsid="01134928" officeooo:paragraph-rsid="013f97a8"/>
    </style:style>
    <style:style style:name="P54" style:family="paragraph" style:parent-style-name="Table_20_Contents">
      <style:text-properties officeooo:rsid="00ca47b5" officeooo:paragraph-rsid="008eb901"/>
    </style:style>
    <style:style style:name="P55" style:family="paragraph" style:parent-style-name="Table_20_Contents">
      <style:text-properties officeooo:rsid="00ca47b5" officeooo:paragraph-rsid="0136c744"/>
    </style:style>
    <style:style style:name="P56" style:family="paragraph" style:parent-style-name="Table_20_Contents">
      <style:text-properties officeooo:rsid="010555ee" officeooo:paragraph-rsid="00da12ec"/>
    </style:style>
    <style:style style:name="P57" style:family="paragraph" style:parent-style-name="Table_20_Contents">
      <style:text-properties officeooo:rsid="00e33abd" officeooo:paragraph-rsid="0095cdc2"/>
    </style:style>
    <style:style style:name="P58" style:family="paragraph" style:parent-style-name="Table_20_Contents">
      <style:text-properties officeooo:rsid="00e33abd" officeooo:paragraph-rsid="0139b384"/>
    </style:style>
    <style:style style:name="P59" style:family="paragraph" style:parent-style-name="Table_20_Contents">
      <style:text-properties officeooo:rsid="00ed3c93" officeooo:paragraph-rsid="00ef8480"/>
    </style:style>
    <style:style style:name="P60" style:family="paragraph" style:parent-style-name="Table_20_Contents">
      <style:text-properties officeooo:rsid="00ed3c93" officeooo:paragraph-rsid="01413693"/>
    </style:style>
    <style:style style:name="P61" style:family="paragraph" style:parent-style-name="Table_20_Contents">
      <style:text-properties officeooo:rsid="00f41667" officeooo:paragraph-rsid="00b41f38"/>
    </style:style>
    <style:style style:name="P62" style:family="paragraph" style:parent-style-name="Table_20_Contents">
      <style:text-properties officeooo:rsid="00f41667" officeooo:paragraph-rsid="014885b8"/>
    </style:style>
    <style:style style:name="P63" style:family="paragraph" style:parent-style-name="Table_20_Contents">
      <style:text-properties officeooo:rsid="0107d656" officeooo:paragraph-rsid="00fd53dc"/>
    </style:style>
    <style:style style:name="P64" style:family="paragraph" style:parent-style-name="Table_20_Contents">
      <style:text-properties officeooo:rsid="0097aec2" officeooo:paragraph-rsid="00c98b2b"/>
    </style:style>
    <style:style style:name="P65" style:family="paragraph" style:parent-style-name="Table_20_Contents">
      <style:text-properties officeooo:rsid="00bb99e3" officeooo:paragraph-rsid="00fd53dc"/>
    </style:style>
    <style:style style:name="P66" style:family="paragraph" style:parent-style-name="Table_20_Contents">
      <style:text-properties officeooo:rsid="00cb8319" officeooo:paragraph-rsid="01276e6b"/>
    </style:style>
    <style:style style:name="P67" style:family="paragraph" style:parent-style-name="Table_20_Contents">
      <style:text-properties officeooo:rsid="00cb8319" officeooo:paragraph-rsid="0136c744"/>
    </style:style>
    <style:style style:name="P68" style:family="paragraph" style:parent-style-name="Table_20_Contents">
      <style:text-properties officeooo:rsid="0130f2ab" officeooo:paragraph-rsid="0130f2ab"/>
    </style:style>
    <style:style style:name="P69" style:family="paragraph" style:parent-style-name="Table_20_Contents">
      <style:text-properties officeooo:rsid="00a01833" officeooo:paragraph-rsid="0136c744"/>
    </style:style>
    <style:style style:name="P70" style:family="paragraph" style:parent-style-name="Table_20_Contents">
      <style:text-properties officeooo:rsid="014521e5" officeooo:paragraph-rsid="014521e5"/>
    </style:style>
    <style:style style:name="P71" style:family="paragraph" style:parent-style-name="Table_20_Contents">
      <style:text-properties officeooo:rsid="0148d02b" officeooo:paragraph-rsid="0148d02b"/>
    </style:style>
    <style:style style:name="P72" style:family="paragraph" style:parent-style-name="Standard">
      <style:paragraph-properties fo:text-align="end" style:justify-single-word="false"/>
      <style:text-properties fo:font-size="9pt" fo:font-style="italic" officeooo:rsid="01350bfc" officeooo:paragraph-rsid="014bc4fb" style:font-size-asian="9pt" style:font-style-asian="italic" style:font-size-complex="9pt" style:font-style-complex="italic"/>
    </style:style>
    <style:style style:name="P73" style:family="paragraph" style:parent-style-name="Table_20_Contents">
      <style:text-properties officeooo:rsid="012ce9dc" officeooo:paragraph-rsid="012ce9dc"/>
    </style:style>
    <style:style style:name="P74" style:family="paragraph" style:parent-style-name="Table_20_Contents">
      <style:text-properties officeooo:rsid="012ce9dc" officeooo:paragraph-rsid="013b1b6b"/>
    </style:style>
    <style:style style:name="P75" style:family="paragraph" style:parent-style-name="Table_20_Contents">
      <style:text-properties officeooo:rsid="01099de8" officeooo:paragraph-rsid="00f03db9"/>
    </style:style>
    <style:style style:name="P76" style:family="paragraph" style:parent-style-name="Table_20_Contents">
      <style:text-properties officeooo:rsid="01099de8" officeooo:paragraph-rsid="0147adf3"/>
    </style:style>
    <style:style style:name="T1" style:family="text">
      <style:text-properties officeooo:rsid="00d0330d"/>
    </style:style>
    <style:style style:name="T2" style:family="text">
      <style:text-properties officeooo:rsid="00e03346"/>
    </style:style>
    <style:style style:name="T3" style:family="text">
      <style:text-properties officeooo:rsid="00e9ef50"/>
    </style:style>
    <style:style style:name="T4" style:family="text">
      <style:text-properties officeooo:rsid="010b676d"/>
    </style:style>
    <style:style style:name="T5" style:family="text">
      <style:text-properties officeooo:rsid="0114457d"/>
    </style:style>
    <style:style style:name="T6" style:family="text">
      <style:text-properties officeooo:rsid="011c02db"/>
    </style:style>
    <style:style style:name="T7" style:family="text">
      <style:text-properties officeooo:rsid="01238a14"/>
    </style:style>
    <style:style style:name="T8" style:family="text">
      <style:text-properties style:text-position="super 58%"/>
    </style:style>
    <style:style style:name="T9" style:family="text">
      <style:text-properties officeooo:rsid="01276e6b"/>
    </style:style>
    <style:style style:name="T10" style:family="text">
      <style:text-properties officeooo:rsid="012869ab"/>
    </style:style>
    <style:style style:name="T11" style:family="text">
      <style:text-properties officeooo:rsid="01286ade"/>
    </style:style>
    <style:style style:name="T12" style:family="text">
      <style:text-properties officeooo:rsid="012abe3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e2d747" style:font-style-asian="italic" style:font-style-complex="italic"/>
    </style:style>
    <style:style style:name="T15" style:family="text">
      <style:text-properties officeooo:rsid="012c8e58"/>
    </style:style>
    <style:style style:name="T16" style:family="text">
      <style:text-properties officeooo:rsid="012ce9dc"/>
    </style:style>
    <style:style style:name="T17" style:family="text">
      <style:text-properties officeooo:rsid="012f0f82"/>
    </style:style>
    <style:style style:name="T18" style:family="text">
      <style:text-properties officeooo:rsid="0130f2ab"/>
    </style:style>
    <style:style style:name="T19" style:family="text">
      <style:text-properties officeooo:rsid="0131b43c"/>
    </style:style>
    <style:style style:name="T20" style:family="text">
      <style:text-properties officeooo:rsid="0136c744"/>
    </style:style>
    <style:style style:name="T21" style:family="text">
      <style:text-properties officeooo:rsid="0141d57c"/>
    </style:style>
    <style:style style:name="T22" style:family="text">
      <style:text-properties officeooo:rsid="0148d0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6" office:value-type="string" table:protected="true">
            <text:p text:style-name="P6">E</text:p>
            <text:p text:style-name="P6">X</text:p>
            <text:p text:style-name="P6">P</text:p>
            <text:p text:style-name="P6">O</text:p>
            <text:p text:style-name="P6">S</text:p>
            <text:p text:style-name="P6">I</text:p>
            <text:p text:style-name="P6">T</text:p>
            <text:p text:style-name="P6">I</text:p>
            <text:p text:style-name="P6">O</text:p>
            <text:p text:style-name="P6">N</text:p>
          </table:table-cell>
          <table:table-cell table:style-name="Table6.A1" table:number-rows-spanned="6" office:value-type="string" table:protected="true">
            <text:p text:style-name="P2"/>
          </table:table-cell>
          <table:table-cell table:style-name="Table6.C6" table:number-rows-spanned="6" office:value-type="string" table:protected="true">
            <text:p text:style-name="Table_20_Contents"/>
          </table:table-cell>
          <table:table-cell table:style-name="Table6.D1" office:value-type="string" table:protected="true">
            <text:p text:style-name="P16">Préambule</text:p>
          </table:table-cell>
          <table:table-cell table:style-name="Table6.E1" table:number-columns-spanned="3" office:value-type="string">
            <text:p text:style-name="P66"><text:span text:style-name="T9">Le résumé de la courte vie d’Hannah, fille de l’éminente </text:span>professeur<text:span text:style-name="T9">e</text:span> de linguistique <text:span text:style-name="T9">Louise Banks</text:span>, <text:span text:style-name="T9">touchée par un cancer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6">Incident</text:p>
            <text:p text:style-name="P16">perturbateur</text:p>
          </table:table-cell>
          <table:table-cell table:style-name="Table6.E2" table:number-columns-spanned="3" office:value-type="string">
            <text:p text:style-name="P54"><text:span text:style-name="T9">D</text:span>ouze vaisseaux extraterrestres <text:span text:style-name="T9">sont signalés aux quatre coins de la planète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6">Incident </text:p>
            <text:p text:style-name="P16">déclencheur</text:p>
          </table:table-cell>
          <table:table-cell table:style-name="Table6.E3" table:number-columns-spanned="3" office:value-type="string">
            <text:p text:style-name="P33">Le colonel <text:span text:style-name="T1">Weber vient faire appel à Louise Banks pour traduire le langage des extraterrestre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6">Zone de refus</text:p>
          </table:table-cell>
          <table:table-cell table:style-name="Table6.E4" table:number-columns-spanned="3" office:value-type="string">
            <text:p text:style-name="P42">Louise ne peut rien dire sans interagir avec les extraterrestres. <text:span text:style-name="T10">Le colonel </text:span>Weber refuse de <text:span text:style-name="T10">la mettre en contact avec les extraterrestres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table:number-rows-spanned="2" office:value-type="string" table:protected="true">
            <text:p text:style-name="P16">Pivot 1</text:p>
          </table:table-cell>
          <table:table-cell table:style-name="Table6.E5" table:number-columns-spanned="3" office:value-type="string">
            <text:p text:style-name="P44"><text:span text:style-name="T2">Le colonel </text:span>Weber <text:span text:style-name="T10">accepte finalement de travailler avec Louise Bank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6" office:value-type="string" table:protected="true">
            <text:p text:style-name="P20">QDF</text:p>
          </table:table-cell>
          <table:table-cell table:style-name="Table6.F6" table:number-columns-spanned="2" office:value-type="string">
            <text:p text:style-name="P56">Louise va-t-elle être capable de remplir sa mission ?</text:p>
          </table:table-cell>
          <table:covered-table-cell/>
        </table:table-row>
        <table:table-row>
          <table:table-cell table:style-name="Table6.D5" table:number-rows-spanned="8" office:value-type="string" table:protected="true">
            <text:p text:style-name="P10">D</text:p>
            <text:p text:style-name="P10">É</text:p>
            <text:p text:style-name="P10">V</text:p>
            <text:p text:style-name="P10">E</text:p>
            <text:p text:style-name="P10">L</text:p>
            <text:p text:style-name="P10">O</text:p>
            <text:p text:style-name="P10">P</text:p>
            <text:p text:style-name="P10">P</text:p>
            <text:p text:style-name="P10">E</text:p>
            <text:p text:style-name="P10">M</text:p>
            <text:p text:style-name="P10">E</text:p>
            <text:p text:style-name="P10">N</text:p>
            <text:p text:style-name="P10">T</text:p>
          </table:table-cell>
          <table:table-cell table:style-name="Table6.D5" table:number-rows-spanned="4" office:value-type="string" table:protected="true">
            <text:p text:style-name="P6">P</text:p>
            <text:p text:style-name="P6">A</text:p>
            <text:p text:style-name="P6">R</text:p>
            <text:p text:style-name="P6">T</text:p>
            <text:p text:style-name="P6">I</text:p>
            <text:p text:style-name="P6">E</text:p>
            <text:p text:style-name="P6"/>
            <text:p text:style-name="P6"><text:s/>1</text:p>
          </table:table-cell>
          <table:table-cell table:style-name="Table6.C10" table:number-rows-spanned="4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22">Première action</text:p>
          </table:table-cell>
          <table:table-cell table:style-name="Table6.E7" table:number-columns-spanned="3" office:value-type="string">
            <text:p text:style-name="P45">Louise <text:span text:style-name="T11">est conduite en hélicoptère sur un</text:span> camp militaire <text:span text:style-name="T11">du Montana installé sous l’un des douze vaisseaux extraterrestre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2">Description</text:p>
            <text:p text:style-name="P22">générale</text:p>
          </table:table-cell>
          <table:table-cell table:style-name="Table6.E8" table:number-columns-spanned="3" office:value-type="string">
            <text:p text:style-name="P46">Louise <text:span text:style-name="T12">Banks, secondée par l’équipe de scientifiques qu’elle dirige, va tenter de comprendre le langage utilisé par les </text:span>extraterrestre<text:span text:style-name="T12">s</text:span>, les <text:span text:style-name="T13">h</text:span><text:span text:style-name="T14">e</text:span><text:span text:style-name="T13">ptapodes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2">1/3</text:p>
          </table:table-cell>
          <table:table-cell table:style-name="Table6.E9" table:number-columns-spanned="3" office:value-type="string">
            <text:p text:style-name="P57">Louise établit <text:span text:style-name="T15">le</text:span> premier contact <text:span text:style-name="T15">avec les heptapodes </text:span>en leur apprenant la signification du mot « <text:span text:style-name="T15">Humain</text:span> » <text:span text:style-name="T15">(« Human »)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22">Clé de voûte</text:p>
          </table:table-cell>
          <table:table-cell table:style-name="Table6.E10" table:number-columns-spanned="3" office:value-type="string">
            <text:p text:style-name="P73">Louise Banks et son équipe parviennent à décrypter le langage des heptapodes. C’est un système d’écriture sémasiographique, un système complexe à base de symboles circulaires (sémasiogrammes).</text:p>
          </table:table-cell>
          <table:covered-table-cell/>
          <table:covered-table-cell/>
        </table:table-row>
        <table:table-row>
          <table:covered-table-cell/>
          <table:table-cell table:style-name="Table6.D5" table:number-rows-spanned="4" office:value-type="string" table:protected="true">
            <text:p text:style-name="P14">P</text:p>
            <text:p text:style-name="P14">A</text:p>
            <text:p text:style-name="P14">R</text:p>
            <text:p text:style-name="P14">T</text:p>
            <text:p text:style-name="P14">I</text:p>
            <text:p text:style-name="P14">E</text:p>
            <text:p text:style-name="P14"/>
            <text:p text:style-name="P14">2</text:p>
          </table:table-cell>
          <table:table-cell table:style-name="Table6.C14" table:number-rows-spanned="4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24">Conséquences</text:p>
          </table:table-cell>
          <table:table-cell table:style-name="Table6.E11" table:number-columns-spanned="3" office:value-type="string">
            <text:p text:style-name="P48">Louise <text:span text:style-name="T3">peut avoir une forme de communication complète, mais pas encore parfaite, avec les heptapode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6">Description</text:p>
            <text:p text:style-name="P26">générale</text:p>
          </table:table-cell>
          <table:table-cell table:style-name="Table6.E12" table:number-columns-spanned="3" office:value-type="string">
            <text:p text:style-name="P52">Louise <text:span text:style-name="T16">Bansk découvre </text:span>que le but des heptapodes est de leur donner une « arme », <text:span text:style-name="T5">arme que Louise porte soi-disant en elle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6">2/3</text:p>
          </table:table-cell>
          <table:table-cell table:style-name="Table6.E13" table:number-columns-spanned="3" office:value-type="string">
            <text:p text:style-name="P59">Les <text:span text:style-name="T16">deux </text:span>heptapodes <text:span text:style-name="T16">remettent </text:span>à Louise un message complexe formé d’une multitude de sémasiogrammes. Ils donnent à Louise la <text:span text:style-name="T18">faculté</text:span> de <text:span text:style-name="T18">connaitre l’avenir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26">Pivot 2</text:p>
          </table:table-cell>
          <table:table-cell table:style-name="Table6.E14" table:number-columns-spanned="3" office:value-type="string">
            <text:p text:style-name="P50">Ian, l’équipier de Louise, <text:span text:style-name="T16">comprend</text:span> que le message complexe transmi<text:span text:style-name="T21">s</text:span> par les heptapodes n’est <text:span text:style-name="T16">qu’un douzième du message complet. Les onze</text:span> 12<text:span text:style-name="T8">ème</text:span> <text:span text:style-name="T16">manquants doivent être fournis par les onze autres vaisseaux</text:span>.</text:p>
          </table:table-cell>
          <table:covered-table-cell/>
          <table:covered-table-cell/>
        </table:table-row>
        <table:table-row>
          <table:table-cell table:style-name="Table6.D2" table:number-rows-spanned="7" office:value-type="string" table:protected="true">
            <text:p text:style-name="P12">D</text:p>
            <text:p text:style-name="P12">É</text:p>
            <text:p text:style-name="P12">N</text:p>
            <text:p text:style-name="P12">O</text:p>
            <text:p text:style-name="P12">U</text:p>
            <text:p text:style-name="P12">E</text:p>
            <text:p text:style-name="P12">M</text:p>
            <text:p text:style-name="P12">E</text:p>
            <text:p text:style-name="P12">N</text:p>
            <text:p text:style-name="P12">T</text:p>
          </table:table-cell>
          <table:table-cell table:style-name="Table6.D2" table:number-rows-spanned="7" office:value-type="string" table:protected="true">
            <text:p text:style-name="P8"/>
          </table:table-cell>
          <table:table-cell table:style-name="Table6.C21" table:number-rows-spanned="7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28">Conséquences</text:p>
          </table:table-cell>
          <table:table-cell table:style-name="Table6.E15" table:number-columns-spanned="3" office:value-type="string">
            <text:p text:style-name="P75">Louise et Ian doivent récupérer les 12 parties du message pour le comprendr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8">Description</text:p>
            <text:p text:style-name="P28">générale</text:p>
          </table:table-cell>
          <table:table-cell table:style-name="Table6.E16" table:number-columns-spanned="3" office:value-type="string">
            <text:p text:style-name="P70">Louise apprend que les heptapodes sont venus aider les humains pour que les humains les sauvent dans trois mille ans. <text:span text:style-name="T17">Louise Banks doit empêcher que les nations s’en prennent aux extraterrestres. Elles doivent coopérer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28">Crise</text:p>
          </table:table-cell>
          <table:table-cell table:style-name="Table6.E17" table:number-columns-spanned="3" office:value-type="string">
            <text:p text:style-name="P61">Le général Chang, à la tête de l’armée chinoise, lance un ultimatum <text:span text:style-name="T17">et s’apprête à </text:span>abattre le vaisseau extraterrestre. <text:span text:style-name="T17">D’autres nations le suivent dans cette voie belliqueuse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18" table:number-columns-spanned="2" office:value-type="string" table:protected="true">
            <text:p text:style-name="P32">Sortie</text:p>
          </table:table-cell>
          <table:covered-table-cell/>
          <table:table-cell table:style-name="Table6.G18" office:value-type="string">
            <text:p text:style-name="P68">(au cours du climax)</text:p>
          </table:table-cell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0">Climax</text:p>
          </table:table-cell>
          <table:table-cell table:style-name="Table6.E19" table:number-columns-spanned="3" office:value-type="string">
            <text:p text:style-name="P36"><text:span text:style-name="T18">Grâce à sa faculté de lire l’avenir, Louise Banks parvient à convaincre le général </text:span>Chang <text:span text:style-name="T18">de renoncer à son projet belliqueux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0">RDF</text:p>
          </table:table-cell>
          <table:table-cell table:style-name="Table6.E20" table:number-columns-spanned="3" office:value-type="string">
            <text:p text:style-name="P63">Oui, <text:span text:style-name="T18">Louise Banks</text:span> a rempli sa mission <text:span text:style-name="T18">pour l’armée, et pour le monde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6">Désinence</text:p>
          </table:table-cell>
          <table:table-cell table:style-name="Table6.E21" table:number-columns-spanned="3" office:value-type="string">
            <text:p text:style-name="P38">Les <text:span text:style-name="T6">heptapodes</text:span> s’en vont, <text:span text:style-name="T19">ils seront sauvés</text:span>. <text:span text:style-name="T19">Louise et Ian se marient et ont une fille, Hannah, qui va mourir du cancer.</text:span></text:p>
          </table:table-cell>
          <table:covered-table-cell/>
          <table:covered-table-cell/>
        </table:table-row>
      </table:table>
      <text:p text:style-name="P4">Fiche établie par Marion Michel</text:p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rows-spanned="6" office:value-type="string" table:protected="true">
            <text:p text:style-name="P7">E</text:p>
            <text:p text:style-name="P7">X</text:p>
            <text:p text:style-name="P7">P</text:p>
            <text:p text:style-name="P7">O</text:p>
            <text:p text:style-name="P7">S</text:p>
            <text:p text:style-name="P7">I</text:p>
            <text:p text:style-name="P7">T</text:p>
            <text:p text:style-name="P7">I</text:p>
            <text:p text:style-name="P7">O</text:p>
            <text:p text:style-name="P7">N</text:p>
          </table:table-cell>
          <table:table-cell table:style-name="Tableau1.A1" table:number-rows-spanned="6" office:value-type="string" table:protected="true">
            <text:p text:style-name="P3"/>
          </table:table-cell>
          <table:table-cell table:style-name="Tableau1.C6" table:number-rows-spanned="6" office:value-type="string" table:protected="true">
            <text:p text:style-name="P41"/>
          </table:table-cell>
          <table:table-cell table:style-name="Tableau1.D1" office:value-type="string" table:protected="true">
            <text:p text:style-name="P17">Préambule</text:p>
          </table:table-cell>
          <table:table-cell table:style-name="Tableau1.E1" table:number-columns-spanned="3" office:value-type="string">
            <text:p text:style-name="P67"><text:span text:style-name="T9">Le résumé de la courte vie d’Hannah, fille de l’éminente </text:span>professeur<text:span text:style-name="T9">e</text:span> de linguistique <text:span text:style-name="T9">Louise Banks</text:span>, <text:span text:style-name="T9">touchée par un cancer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17">Incident</text:p>
            <text:p text:style-name="P17">perturbateur</text:p>
          </table:table-cell>
          <table:table-cell table:style-name="Tableau1.E2" table:number-columns-spanned="3" office:value-type="string">
            <text:p text:style-name="P55"><text:span text:style-name="T9">D</text:span>ouze vaisseaux extraterrestres <text:span text:style-name="T9">sont signalés aux quatre coins de la planète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17">Incident </text:p>
            <text:p text:style-name="P17">déclencheur</text:p>
          </table:table-cell>
          <table:table-cell table:style-name="Tableau1.E3" table:number-columns-spanned="3" office:value-type="string">
            <text:p text:style-name="P34">Le colonel <text:span text:style-name="T1">Weber vient faire appel à Louise Banks pour traduire le langage des extraterrestre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17">Zone de refus</text:p>
          </table:table-cell>
          <table:table-cell table:style-name="Tableau1.E4" table:number-columns-spanned="3" office:value-type="string">
            <text:p text:style-name="P43">Louise ne peut rien dire sans interagir avec les extraterrestres. <text:span text:style-name="T10">Le colonel </text:span>Weber refuse de <text:span text:style-name="T10">la mettre en contact avec les extraterrestres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5" table:number-rows-spanned="2" office:value-type="string" table:protected="true">
            <text:p text:style-name="P17">Pivot 1</text:p>
          </table:table-cell>
          <table:table-cell table:style-name="Tableau1.E5" table:number-columns-spanned="3" office:value-type="string">
            <text:p text:style-name="P35"><text:span text:style-name="T7">Louise</text:span> <text:span text:style-name="T20">pénètre à l’intérieur du vaisseau extraterrestre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1.E6" office:value-type="string" table:protected="true">
            <text:p text:style-name="P21">QDF</text:p>
          </table:table-cell>
          <table:table-cell table:style-name="Tableau1.F6" table:number-columns-spanned="2" office:value-type="string">
            <text:p text:style-name="P64">Le message des extraterrestres va-t-il être entendu ?</text:p>
          </table:table-cell>
          <table:covered-table-cell/>
        </table:table-row>
        <table:table-row>
          <table:table-cell table:style-name="Tableau1.D5" table:number-rows-spanned="8" office:value-type="string" table:protected="true">
            <text:p text:style-name="P11">D</text:p>
            <text:p text:style-name="P11">É</text:p>
            <text:p text:style-name="P11">V</text:p>
            <text:p text:style-name="P11">E</text:p>
            <text:p text:style-name="P11">L</text:p>
            <text:p text:style-name="P11">O</text:p>
            <text:p text:style-name="P11">P</text:p>
            <text:p text:style-name="P11">P</text:p>
            <text:p text:style-name="P11">E</text:p>
            <text:p text:style-name="P11">M</text:p>
            <text:p text:style-name="P11">E</text:p>
            <text:p text:style-name="P11">N</text:p>
            <text:p text:style-name="P11">T</text:p>
          </table:table-cell>
          <table:table-cell table:style-name="Tableau1.D5" table:number-rows-spanned="4" office:value-type="string" table:protected="true">
            <text:p text:style-name="P7">P</text:p>
            <text:p text:style-name="P7">A</text:p>
            <text:p text:style-name="P7">R</text:p>
            <text:p text:style-name="P7">T</text:p>
            <text:p text:style-name="P7">I</text:p>
            <text:p text:style-name="P7">E</text:p>
            <text:p text:style-name="P7"/>
            <text:p text:style-name="P7"><text:s/>1</text:p>
          </table:table-cell>
          <table:table-cell table:style-name="Tableau1.C10" table:number-rows-spanned="4" office:value-type="string" table:protected="true">
            <text:p text:style-name="P41"/>
          </table:table-cell>
          <table:table-cell table:style-name="Tableau1.D2" office:value-type="string" table:protected="true">
            <text:p text:style-name="P23">Première action</text:p>
          </table:table-cell>
          <table:table-cell table:style-name="Tableau1.E7" table:number-columns-spanned="3" office:value-type="string">
            <text:p text:style-name="P69"><text:span text:style-name="T4">Premier contact entre Louise et </text:span>les <text:span text:style-name="T4">extraterrestres (visuel)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23">Description</text:p>
            <text:p text:style-name="P23">générale</text:p>
          </table:table-cell>
          <table:table-cell table:style-name="Tableau1.E8" table:number-columns-spanned="3" office:value-type="string">
            <text:p text:style-name="P47">Louise <text:span text:style-name="T12">Banks, secondée par l’équipe de scientifiques qu’elle dirige, va tenter de comprendre le langage utilisé par les </text:span>extraterrestre<text:span text:style-name="T12">s</text:span>, les <text:span text:style-name="T13">h</text:span><text:span text:style-name="T14">e</text:span><text:span text:style-name="T13">ptapodes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23">1/3</text:p>
          </table:table-cell>
          <table:table-cell table:style-name="Tableau1.E9" table:number-columns-spanned="3" office:value-type="string">
            <text:p text:style-name="P58">Louise établit <text:span text:style-name="T15">le</text:span> premier contact <text:span text:style-name="T15">avec les heptapodes </text:span>en leur apprenant la signification du mot « <text:span text:style-name="T15">Humain</text:span> » <text:span text:style-name="T15">(« Human »)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5" office:value-type="string" table:protected="true">
            <text:p text:style-name="P23">Clé de voûte</text:p>
          </table:table-cell>
          <table:table-cell table:style-name="Tableau1.E10" table:number-columns-spanned="3" office:value-type="string">
            <text:p text:style-name="P74">Louise Banks et son équipe parviennent à décrypter le langage des heptapodes. C’est un système d’écriture sémasiographique, un système complexe à base de symboles circulaires (sémasiogrammes).</text:p>
          </table:table-cell>
          <table:covered-table-cell/>
          <table:covered-table-cell/>
        </table:table-row>
        <table:table-row>
          <table:covered-table-cell/>
          <table:table-cell table:style-name="Tableau1.D5" table:number-rows-spanned="4" office:value-type="string" table:protected="true">
            <text:p text:style-name="P15">P</text:p>
            <text:p text:style-name="P15">A</text:p>
            <text:p text:style-name="P15">R</text:p>
            <text:p text:style-name="P15">T</text:p>
            <text:p text:style-name="P15">I</text:p>
            <text:p text:style-name="P15">E</text:p>
            <text:p text:style-name="P15"/>
            <text:p text:style-name="P15">2</text:p>
          </table:table-cell>
          <table:table-cell table:style-name="Tableau1.C14" table:number-rows-spanned="4" office:value-type="string" table:protected="true">
            <text:p text:style-name="P41"/>
          </table:table-cell>
          <table:table-cell table:style-name="Tableau1.D2" office:value-type="string" table:protected="true">
            <text:p text:style-name="P25">Conséquences</text:p>
          </table:table-cell>
          <table:table-cell table:style-name="Tableau1.E11" table:number-columns-spanned="3" office:value-type="string">
            <text:p text:style-name="P49">Louise <text:span text:style-name="T3">peut avoir une forme de communication complète, mais pas encore parfaite, avec les heptapode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27">Description</text:p>
            <text:p text:style-name="P27">générale</text:p>
          </table:table-cell>
          <table:table-cell table:style-name="Tableau1.E12" table:number-columns-spanned="3" office:value-type="string">
            <text:p text:style-name="P53">Louise <text:span text:style-name="T16">Bansk découvre </text:span>que le but des heptapodes est de leur donner une « arme », <text:span text:style-name="T5">arme que Louise porte soi-disant en elle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27">2/3</text:p>
          </table:table-cell>
          <table:table-cell table:style-name="Tableau1.E13" table:number-columns-spanned="3" office:value-type="string">
            <text:p text:style-name="P60">Les <text:span text:style-name="T16">deux </text:span>heptapodes <text:span text:style-name="T16">remettent </text:span>à Louise un message complexe formé d’une multitude de sémasiogrammes. Ils donnent à Louise la <text:span text:style-name="T18">faculté</text:span> de <text:span text:style-name="T18">connaitre l’avenir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5" office:value-type="string" table:protected="true">
            <text:p text:style-name="P27">Pivot 2</text:p>
          </table:table-cell>
          <table:table-cell table:style-name="Tableau1.E14" table:number-columns-spanned="3" office:value-type="string">
            <text:p text:style-name="P51">Ian, l’équipier de Louise, <text:span text:style-name="T16">comprend</text:span> que le message complexe transmi<text:span text:style-name="T21">s</text:span> par les heptapodes n’est <text:span text:style-name="T16">qu’un douzième du message complet. Les onze</text:span> 12<text:span text:style-name="T8">ème</text:span> <text:span text:style-name="T16">manquants doivent être fournis par les onze autres vaisseaux</text:span>.</text:p>
          </table:table-cell>
          <table:covered-table-cell/>
          <table:covered-table-cell/>
        </table:table-row>
        <table:table-row>
          <table:table-cell table:style-name="Tableau1.D2" table:number-rows-spanned="7" office:value-type="string" table:protected="true">
            <text:p text:style-name="P13">D</text:p>
            <text:p text:style-name="P13">É</text:p>
            <text:p text:style-name="P13">N</text:p>
            <text:p text:style-name="P13">O</text:p>
            <text:p text:style-name="P13">U</text:p>
            <text:p text:style-name="P13">E</text:p>
            <text:p text:style-name="P13">M</text:p>
            <text:p text:style-name="P13">E</text:p>
            <text:p text:style-name="P13">N</text:p>
            <text:p text:style-name="P13">T</text:p>
          </table:table-cell>
          <table:table-cell table:style-name="Tableau1.D2" table:number-rows-spanned="7" office:value-type="string" table:protected="true">
            <text:p text:style-name="P9"/>
          </table:table-cell>
          <table:table-cell table:style-name="Tableau1.C21" table:number-rows-spanned="7" office:value-type="string" table:protected="true">
            <text:p text:style-name="P41"/>
          </table:table-cell>
          <table:table-cell table:style-name="Tableau1.D2" office:value-type="string" table:protected="true">
            <text:p text:style-name="P29">Conséquences</text:p>
          </table:table-cell>
          <table:table-cell table:style-name="Tableau1.E15" table:number-columns-spanned="3" office:value-type="string">
            <text:p text:style-name="P76">Louise et Ian doivent récupérer les 12 parties du message pour le comprendr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29">Description</text:p>
            <text:p text:style-name="P29">générale</text:p>
          </table:table-cell>
          <table:table-cell table:style-name="Tableau1.E16" table:number-columns-spanned="3" office:value-type="string">
            <text:p text:style-name="P70">Louise apprend que les heptapodes sont venus aider les humains pour que les humains les sauvent dans trois mille ans. <text:span text:style-name="T17">Louise Banks doit empêcher que les nations s’en prennent aux extraterrestres. Elles doivent coopérer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table:number-rows-spanned="2" office:value-type="string" table:protected="true">
            <text:p text:style-name="P29">Crise</text:p>
          </table:table-cell>
          <table:table-cell table:style-name="Tableau1.E17" table:number-columns-spanned="3" office:value-type="string">
            <text:p text:style-name="P62">Le général Chang, à la tête de l’armée chinoise, lance un ultimatum <text:span text:style-name="T17">et s’apprête à </text:span>abattre le vaisseau extraterrestre. <text:span text:style-name="T17">D’autres nations le suivent dans cette voie belliqueuse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1.E18" table:number-columns-spanned="2" office:value-type="string" table:protected="true">
            <text:p text:style-name="P32">Sortie</text:p>
          </table:table-cell>
          <table:covered-table-cell/>
          <table:table-cell table:style-name="Tableau1.G18" office:value-type="string">
            <text:p text:style-name="P71">(dans le climax)</text:p>
          </table:table-cell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31">Climax</text:p>
          </table:table-cell>
          <table:table-cell table:style-name="Tableau1.E19" table:number-columns-spanned="3" office:value-type="string">
            <text:p text:style-name="P37"><text:span text:style-name="T18">Grâce à sa faculté de lire l’avenir, Louise Banks parvient à convaincre le général </text:span>Chang <text:span text:style-name="T18">de renoncer à son projet belliqueux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31">RDF</text:p>
          </table:table-cell>
          <table:table-cell table:style-name="Tableau1.E20" table:number-columns-spanned="3" office:value-type="string">
            <text:p text:style-name="P65"><text:span text:style-name="T22">OUI</text:span>, le message des extraterrestres <text:span text:style-name="T22">a été</text:span> entendu <text:span text:style-name="T22">MAIS Louise Banks </text:span>va devoir vivre la mort de sa fill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au1.D2" office:value-type="string" table:protected="true">
            <text:p text:style-name="P17">Désinence</text:p>
          </table:table-cell>
          <table:table-cell table:style-name="Tableau1.E21" table:number-columns-spanned="3" office:value-type="string">
            <text:p text:style-name="P39">Les <text:span text:style-name="T6">heptapodes</text:span> s’en vont, <text:span text:style-name="T19">ils seront sauvés</text:span>. <text:span text:style-name="T19">Louise et Ian se marient et ont une fille, Hannah, qui va mourir du cancer.</text:span></text:p>
          </table:table-cell>
          <table:covered-table-cell/>
          <table:covered-table-cell/>
        </table:table-row>
      </table:table>
      <text:p text:style-name="P72">Fiche établie par Marion Mich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officeooo:rsid="0089701d" officeooo:paragraph-rsid="0089701d" style:font-size-asian="10.5pt" style:font-size-complex="10.5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laboiteaoutilsdelauteur.fr/" text:style-name="Internet_20_link" text:visited-style-name="Visited_20_Internet_20_Link">http://www.laboiteaoutilsdelauteur.fr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19:48.278966000</meta:creation-date>
    <dc:date>2017-02-18T14:52:49.093038000</dc:date>
    <meta:editing-duration>PT6H55M30S</meta:editing-duration>
    <meta:editing-cycles>258</meta:editing-cycles>
    <meta:generator>LibreOffice/5.1.6.2$MacOSX_X86_64 LibreOffice_project/07ac168c60a517dba0f0d7bc7540f5afa45f0909</meta:generator>
    <dc:creator>Philippe Perret</dc:creator>
    <meta:document-statistic meta:table-count="2" meta:image-count="0" meta:object-count="0" meta:page-count="2" meta:paragraph-count="191" meta:word-count="958" meta:character-count="5648" meta:non-whitespace-character-count="4877"/>
  </office:meta>
</office:document-meta>
</file>